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Heading_20_4">
      <style:text-properties fo:font-weight="bold" style:font-weight-asian="bold" style:font-weight-complex="bold"/>
    </style:style>
    <style:style style:name="P10" style:family="paragraph" style:parent-style-name="Heading_20_4">
      <style:paragraph-properties fo:text-align="center" style:justify-single-word="false"/>
      <style:text-properties fo:font-weight="bold" style:font-weight-asian="bold" style:font-weight-complex="bold"/>
    </style:style>
    <style:style style:name="P11" style:family="paragraph" style:parent-style-name="Heading_20_4">
      <style:paragraph-properties fo:text-align="center" style:justify-single-word="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dovic ROBIN<text:tab/>602C</text:p>
      <text:p text:style-name="P3">Jean COQUET<text:tab/>602C</text:p>
      <text:p text:style-name="Standard"/>
      <text:p text:style-name="Standard"/>
      <text:p text:style-name="Standard"/>
      <text:p text:style-name="Standard"/>
      <text:p text:style-name="Standard"/>
      <text:p text:style-name="Standard"/>
      <text:p text:style-name="Standard"/>
      <text:p text:style-name="P2"><text:span text:style-name="T1">Projet</text:span> </text:p>
      <text:p text:style-name="P2">Objets, événements, développement d'applic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Introduction <text:tab/>1</text:p>
          <text:p text:style-name="P13">ADT Creneau <text:tab/>2</text:p>
          <text:p text:style-name="P13">ADT edt<text:tab/>2</text:p>
          <text:p text:style-name="P12">1- Le modèle <text:tab/>3</text:p>
          <text:p text:style-name="P13">Diagramme de classes<text:tab/>3</text:p>
          <text:p text:style-name="P12">2- la pérennité des données <text:tab/>3</text:p>
          <text:p text:style-name="P12">3- le contrôleur<text:tab/>4</text:p>
          <text:p text:style-name="P12">4- La vue<text:tab/>4</text:p>
          <text:p text:style-name="P13">L'emploi du temps <text:tab/>4</text:p>
          <text:p text:style-name="P13">Le widget<text:tab/>4</text:p>
          <text:p text:style-name="P13">L'intérieur du widget<text:tab/>5</text:p>
          <text:p text:style-name="P13">Les dates<text:tab/>5</text:p>
          <text:p text:style-name="P13">Les tris spécifiques<text:tab/>5</text:p>
        </text:index-body>
      </text:table-of-content>
      <text:p text:style-name="Standard"/>
      <text:p text:style-name="Standard"/>
      <text:p text:style-name="Standard"/>
      <text:p text:style-name="Standard"/>
      <text:h text:style-name="Heading_20_2" text:outline-level="2">Introduction </text:h>
      <text:p text:style-name="Standard"/>
      <text:p text:style-name="P4"><text:tab/>Il nous était demandé dans ce projet de créer un logiciel permettant de créer un emploi du temps qui implémenterait les applications basiques d'un emploi du temps classique. Soit l'ajout de créneaux et la consultation de ceux ci. Il devait être ajouté à cet emploi du temps quelques aspects administratifs concernant des cours, des groupes, des salles de classe et des étudiants qui pouvaient être modifiés, ajoutés ou supprimés. </text:p>
      <text:p text:style-name="P4"><text:tab/>Nous avons pu réaliser ce projet en respectant les phases importantes de réalisation. Soit la modélisation, la conception et la réalisations de tests. </text:p>
      <text:p text:style-name="P4"><text:tab/>Nous vous présentons donc dans ce rapport la version 1.0 de Zebulon notre application de gestion d'emploi du temps. </text:p>
      <text:p text:style-name="P4"/>
      <text:p text:style-name="P5"><text:tab/>« A vous le loisir de l'essayer et de, vous aussi, rebondir sur vos contretemps.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ext:soft-page-break/>
        <table:table-row>
          <table:table-cell table:style-name="Tableau2.A1" office:value-type="string">
            <text:h text:style-name="P10" text:outline-level="4">ADT Creneau </text:h>
          </table:table-cell>
        </table:table-row>
        <table:table-row>
          <table:table-cell table:style-name="Tableau2.A2" office:value-type="string">
            <text:p text:style-name="P7">Pre condition </text:p>
            <text:p text:style-name="P4"><text:s text:c="3"/>Le créneau ne doit pas chevaucher un autre créneau qui aurait le meme groupe ou la meme salle de classe à la même heure.</text:p>
          </table:table-cell>
        </table:table-row>
        <table:table-row>
          <table:table-cell table:style-name="Tableau2.A2" office:value-type="string">
            <text:p text:style-name="P7">Signature</text:p>
            <text:p text:style-name="P4"><text:s text:c="3"/>creerCreneau Date * SalleDeClasse <text:s/>* Cours <text:s/>→ Creneau <text:s/></text:p>
            <text:p text:style-name="P4"><text:s text:c="3"/>supprimerCreneau Creneau → void</text:p>
          </table:table-cell>
        </table:table-row>
        <table:table-row>
          <table:table-cell table:style-name="Tableau2.A2" office:value-type="string">
            <text:p text:style-name="P4"><text:span text:style-name="T3">Axiomes</text:span> </text:p>
            <text:p text:style-name="P4"><text:s text:c="3"/>∀ Date date, SalleDeClasse salle, Cours cours, Créneau créneau</text:p>
            <text:p text:style-name="P4"><text:s text:c="3"/>creerCreneau(date, salle, cours)</text:p>
            <text:p text:style-name="P4"><text:s text:c="3"/>supprimerCreneau( creneau )</text:p>
            <text:p text:style-name="P8"><text:s text:c="3"/>supprimerCreneau( creerCreneau(date, salle, cours) )</text:p>
          </table:table-cell>
        </table:table-row>
        <table:table-row>
          <table:table-cell table:style-name="Tableau2.A2" office:value-type="string">
            <text:p text:style-name="P6">Post condition </text:p>
            <text:p text:style-name="Standard"><text:s text:c="3"/>Le créneau est ajouté.</text:p>
          </table:table-cell>
        </table:table-row>
      </table:table>
      <text:p text:style-name="Standard"/>
      <table:table table:name="Tableau1" table:style-name="Tableau1">
        <table:table-column table:style-name="Tableau1.A"/>
        <table:table-row>
          <table:table-cell table:style-name="Tableau1.A1" office:value-type="string">
            <text:h text:style-name="P11" text:outline-level="4">ADT edt</text:h>
          </table:table-cell>
        </table:table-row>
        <table:table-row>
          <table:table-cell table:style-name="Tableau1.A2" office:value-type="string">
            <text:p text:style-name="P6">Pre condition</text:p>
            <text:p text:style-name="Standard"><text:tab/>aucune</text:p>
          </table:table-cell>
        </table:table-row>
        <table:table-row>
          <table:table-cell table:style-name="Tableau1.A2" office:value-type="string">
            <text:p text:style-name="Standard">Signatures</text:p>
            <text:p text:style-name="Standard"><text:tab/>ajouterCreneau</text:p>
            <text:p text:style-name="Standard"><text:tab/>supprimerCreneau</text:p>
            <text:p text:style-name="Standard"/>
            <text:p text:style-name="Standard"><text:tab/>ajouterSalleDeClasse</text:p>
            <text:p text:style-name="Standard"><text:tab/>supprimerSalleDeClasse</text:p>
            <text:p text:style-name="Standard"><text:tab/>modifierSalleDeClasse</text:p>
          </table:table-cell>
        </table:table-row>
        <table:table-row>
          <table:table-cell table:style-name="Tableau1.A2" office:value-type="string">
            <text:p text:style-name="Standard"/>
          </table:table-cell>
        </table:table-row>
        <table:table-row>
          <table:table-cell table:style-name="Tableau1.A2" office:value-type="string">
            <text:p text:style-name="Standard">Post condition</text:p>
            <text:p text:style-name="Standard"><text:tab/>un emploi du temps est actif il peut être géré et consulté</text:p>
          </table:table-cell>
        </table:table-row>
      </table:table>
      <text:p text:style-name="Standard"/>
      <text:p text:style-name="Standard"/>
      <text:p text:style-name="Standard"/>
      <text:p text:style-name="Standard"/>
      <text:p text:style-name="Standard"><text:tab/><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1- Le modèle </text:h>
      <text:p text:style-name="Standard"/>
      <text:h text:style-name="Heading_20_4" text:outline-level="4">Diagramme de classes</text:h>
      <text:p text:style-name="Standard"><text:tab/>&lt;DIAGRAMME DE CLASSES&gt;</text:p>
      <text:p text:style-name="Standard"><text:tab/>Notre modèle est composé de plusieurs classes </text:p>
      <text:p text:style-name="Standard"><text:tab/></text:p>
      <text:p text:style-name="Standard"/>
      <text:h text:style-name="Heading_20_2" text:outline-level="2">2- la pérennité des données </text:h>
      <text:p text:style-name="Standard"/>
      <text:p text:style-name="Standard"><text:tab/></text:p>
      <text:p text:style-name="Standard"><text:tab/>Nous avons hésité avec plusieurs formats de stockage de données. Un fichier texte dont nous créerions nous même le format pouvait être une bonne idée car nous aurions eu la certitude que l'enregistrement et le chargement seraient parfaitement adaptés à nos besoins. <text:s/>Mais cette solution était trop difficile car créer un format de stockage avec des fonctions de modification, d'insertion et de suppression des données s'avère trop long à réaliser. De plus on peut dire que cela consisterait à « réinventer la roue » car de nombreux format existent avec des bibliothèques pour parser les éléments d'un fichier. </text:p>
      <text:p text:style-name="Standard"><text:tab/>Nous nous sommes donc penché sur le XML qui a beaucoup d'avantages car il existe de nombreux parseurs afin d'utiliser des données en XML. On pourrait même sérialiser directement nos objets dans ce format pour les recharger directement et ce avec très peu de travail de notre part. Mais une bonne solution XML en modifiant uniquement les valeurs modifiées demande d'utiliser avec des méthodes avancées de parsage et donc nécessite un travail conséquent de notre part pour les réaliser.</text:p>
      <text:p text:style-name="Standard"><text:tab/>Nous avons donc aussi étudié la solution d'une base de données locale cette solution a été choisie car elle montrait d'avantages de simplicité pour des modifications qui ne nécessite pas la sauvegarde totale de toutes les données mais uniquement des données modifiées. Ainsi cette solution a été préféré au format XML.</text:p>
      <text:p text:style-name="Standard"/>
      <text:p text:style-name="Standard"><text:tab/>Nous utilisons donc SQLite. Grace aux requetes sql la récupération des données depuis la base sont formatées et sont donc ainsi facilement utilisées dans notre application.</text:p>
      <text:p text:style-name="Standard"><text:tab/>Ce système permettrait aussi une extension future du logiciel avec un serveur distant. Il suffirait de modifier notre classe d'interaction avec les données « Database ».</text:p>
      <text:p text:style-name="Standard"/>
      <text:p text:style-name="Standard">Notre solution :</text:p>
      <text:p text:style-name="Standard"><text:tab/>Nous chargeons donc les données au lancement de notre application. Nos objets du modèles sont créés à partir de la base de données. Lorsque l'on effectue un changement on place la requête servant à enregistrer ce changement dans un fichier « .sql ».</text:p>
      <text:p text:style-name="Standard"><text:tab/>Dans notre application nous avons un bouton « Commit » qui va permettre d’exécuter les requêtes sql présentes dans le fichier. Ainsi tous les changements effectués par l'utilisateur sont sauvegardés.</text:p>
      <text:p text:style-name="Standard"/>
      <text:h text:style-name="Heading_20_2" text:outline-level="2">3- le contrôleur</text:h>
      <text:p text:style-name="Standard"/>
      <text:p text:style-name="Standard"><text:tab/>Le contrôleur va gérer la partie intelligente de notre application, il va effectuer tous les ajouts au modèle, la sauvegarde des données et les changements dans l'interface.</text:p>
      <text:p text:style-name="Standard"/>
      <text:p text:style-name="Standard">Gestion de la vue.</text:p>
      <text:p text:style-name="Standard"><text:soft-page-break/></text:p>
      <text:p text:style-name="Standard">Le contrôleur de la vue contrôle les interactions de l'utilisateur avec le programme. Il ne doit pas permettre à l'utilisateur des utilisations non prévues. </text:p>
      <text:p text:style-name="Standard"><text:tab/>Sur la fenêtre principal son rôle est donc d'afficher uniquement les cours présents dans la semaine que l'utilisateur souhaite afficher. Et uniquement les cours correspondants aux différents filtres appliqués.</text:p>
      <text:p text:style-name="Standard"><text:tab/>Sur la fenêtre d'administration les possibilités de l'utilisateur sont nombreuses. Il est donc important de les gérer finement. Pour cela nous avons organiser la gestion de cette interface suivant un modèle d'automate déterministe de Moore. Ainsi chaque événement de l'utilisateur change l'état de l'interface et dans chaque état de l'interface certaines actions sont possibles et d'autres non. </text:p>
      <text:p text:style-name="Standard"/>
      <text:p text:style-name="Standard">&lt;AUTOMATES DE LA FENETRE ADMINISTRATION&gt;</text:p>
      <text:p text:style-name="Standard"/>
      <text:p text:style-name="Standard"><text:tab/>Ici la gestion d'état est donc explicite et nous a simplifié la réalisation de l'interface.</text:p>
      <text:p text:style-name="Standard"><text:s/></text:p>
      <text:p text:style-name="Standard">Gestion du modèle.</text:p>
      <text:p text:style-name="Standard"><text:tab/>La gestion du modèle consiste à réussir à effectuer des opérations sur le modèle tout en gérant ce que ces modifications doivent impliqué pour le logiciel. Dans notre cas des modifications entraîne une sauvegarde future des modifications. Le controleur va donc pour chaque modification effectué sur le modèle appeler la méthode de préparation à la sauvegarde (voir la partie pérénnité des données).</text:p>
      <text:p text:style-name="Standard"/>
      <text:p text:style-name="Standard"/>
      <text:p text:style-name="Standard"/>
      <text:p text:style-name="Standard"/>
      <text:h text:style-name="Heading_20_2" text:outline-level="2">4- La vue</text:h>
      <text:p text:style-name="Standard"><text:tab/>&lt;IMAGE FENETRE PRINCIPALE&gt;</text:p>
      <text:p text:style-name="Standard"><text:tab/>La fenetre principale est composée de plusieurs parties.</text:p>
      <text:p text:style-name="Standard"/>
      <text:p text:style-name="Standard">Tout d'abord au centre nous avons la partie emploi du temps.</text:p>
      <text:h text:style-name="P9" text:outline-level="4">L'emploi du temps </text:h>
      <text:p text:style-name="Standard">L'emploi du temps est un widget que nous avons créé afin qu'il réponde au mieux à nos besoins.</text:p>
      <text:h text:style-name="Heading_20_4" text:outline-level="4">Le widget</text:h>
      <text:p text:style-name="Standard"><text:tab/>Une QtableWidget aurait parfaitement répondu au cahier des charges concernant les plages horaires. En effet dans ce cas les plages horaires seraient fixes et un cours serait toujours représenté sur une case. Nous avons donc créé ce widget afin qu'il soit plus souple au niveau de ces plages. En effet en observant l'emploi du temps de l'université nous avons remarqué qu'il n'était pas rare d'avoir des plages horaires qui correspondrait à deux de nos cases. Nous avons également remarqué que les tps de l'université peuvent durer 1h30 et même si ce n'était pas le cas la plage horaire (par exemple 1h20 pour l'université) p[eut changer et cela ne doit pas nous obliger à modifier le code de l'application.</text:p>
      <text:p text:style-name="Standard"><text:tab/>Notre widget que l'on a appelé Qschedule répond donc à tous nos besoins.</text:p>
      <text:p text:style-name="Standard"/>
      <text:h text:style-name="Heading_20_4" text:outline-level="4">L'intérieur du widget</text:h>
      <text:p text:style-name="P1"><text:tab/>Notre widget affiche les créneaux de cours sous la forme d'un bouton. Un jeu de couleur est utilisé pour signifier si le cours est un cours magistral, un cours de travaux dirigés ou un cours de travaux pratiques. Le bouton du creneaux permet une intéraction conviviale avec l'utilisateur car un <text:soft-page-break/>clic sur ce bouton donne acces à une fenêtre d'édition du cours. On peut par exemple changer la salle, l'heure de début et la durée.</text:p>
      <text:p text:style-name="P1"/>
      <text:h text:style-name="Heading_20_4" text:outline-level="4">Les dates</text:h>
      <text:p text:style-name="P1">Un calendrier est situé dans la partie gauche de notre application afin de naviguer entre les semaines .</text:p>
      <text:p text:style-name="P1">Pour un soucis d'ergonomie nous laissons l'utilisateur selectionner le jour qu'il désire afficher et nous convertissons ce jour dans notre système utilisé pour l'affichage de l'emploi de temps.</text:p>
      <text:p text:style-name="P1"/>
      <text:h text:style-name="Heading_20_4" text:outline-level="4">Les tris spécifiques</text:h>
      <text:p text:style-name="P1"><text:tab/>En plus de l’affichage par date, pour éviter la superposition des cours dans l'affichage nous avons décidé d'obliger l'utilisateur à effectuer des tris plus spécifiques. Ainsi nous avons 3 onglets permettant chacun de trier par rapport à un attribut différent d'un cours. Nous pouvons donc trier par groupes, salle de classe ou par étudiant. Uniquement les cours associés s'afficheront en conséquence.</text:p>
      <text:p text:style-name="P1"><text:tab/>Un dernier tris est effectué, ce tri est lui optionnel mais permet à l'utilisateur d'alléger l'affichage et donc de clarifier la vision des cours. Nous pouvons donc choisir d'afficher tous les types de cours (CM, TD et TP) ou simplement certains d'entre 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vic ROBIN</meta:initial-creator>
    <meta:creation-date>2012-04-04T16:09:33</meta:creation-date>
    <meta:generator>LibreOffice/3.3$Linux LibreOffice_project/330m19$Build-301</meta:generator>
    <dc:date>2012-04-05T15:01:13</dc:date>
    <dc:creator>Ludovic ROBIN</dc:creator>
    <meta:editing-duration>PT2H50M35S</meta:editing-duration>
    <meta:editing-cycles>55</meta:editing-cycles>
    <meta:document-statistic meta:table-count="2" meta:image-count="0" meta:object-count="0" meta:page-count="6" meta:paragraph-count="92" meta:word-count="1301" meta:character-count="8186"/>
  </office:meta>
</office:document-meta>
</file>